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style:text-underline-type="single" style:text-underline-style="solid" style:text-underline-width="auto" style:text-underline-mode="continuous"/>
    </style:style>
    <style:style style:name="P2" style:parent-style-name="Normal" style:family="paragraph">
      <style:text-properties style:text-underline-type="single" style:text-underline-style="solid" style:text-underline-width="auto" style:text-underline-mode="continuous"/>
    </style:style>
    <style:style style:name="P3" style:parent-style-name="Normal" style:family="paragraph">
      <style:text-properties style:text-underline-type="single" style:text-underline-style="solid" style:text-underline-width="auto" style:text-underline-mode="continuous"/>
    </style:style>
    <style:style style:name="P4" style:parent-style-name="Normal" style:family="paragraph">
      <style:text-properties style:text-underline-type="single" style:text-underline-style="solid" style:text-underline-width="auto" style:text-underline-mode="continuous"/>
    </style:style>
  </office:automatic-styles>
  <office:body>
    <office:text text:use-soft-page-breaks="true">
      <text:p text:style-name="P1">Minutes for week Three<text:s/>of the group project between the members of the Level 4-5 Group 17.</text:p>
      <text:p text:style-name="P2"/>
      <text:p text:style-name="Normal">Location of the<text:s/>meeting: University of Suffolk Library Pod 3 and Waterfront building.</text:p>
      <text:p text:style-name="Normal">Date of meeting:<text:s/>10am till 12:30am</text:p>
      <text:p text:style-name="Normal">Attendees: Ross Warren, Reece Page and Razvan Muresan Bardos.</text:p>
      <text:p text:style-name="Normal">Apologies: Darren Wright, who was able to attend due to availability issues.</text:p>
      <text:p text:style-name="Normal"/>
      <text:p text:style-name="P3">Matters of discussion.</text:p>
      <text:p text:style-name="Normal">This meeting we discussed the current plan for the weeks sprint, what work<text:s/>shall be divided amongst what members of the team and what roles they should take such as designers and coders.</text:p>
      <text:p text:style-name="Normal">We had just had our meeting with Dave and Steve as we presented them with our game, the first issue brought up was that we should always start with the target demographic in the PowerPoint, after presenting the game document and idea, feedback was given that has resulted in these tasks.</text:p>
      <text:p text:style-name="Normal"/>
      <text:p text:style-name="P4">Decided Plan.</text:p>
      <text:p text:style-name="Normal">THE SPRINT FOR THIS WEEK HAS BEEN LOST DUE TO COMPUTER ERRORS.</text:p>
      <text:p text:style-name="Normal">The team decided on developing and starting to make the mechanics of the project better with focus more to the mechanics rather than the games pairing with emotions.</text:p>
      <text:p text:style-name="Normal">This meeting was ended at 12:30am the same day, and Skype and Discord meetings are being arranged for the weeks sprin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office:automatic-styles>
  <office:master-styles>
    <style:master-page style:name="MP0" style:page-layout-name="PL0">
      <style:header>
        <text:p text:style-name="Header">Level 4-5 Group 17, Minutes For week Three</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y PC</meta:initial-creator>
    <dc:creator>My PC</dc:creator>
    <meta:creation-date>2016-11-12T17:58:00Z</meta:creation-date>
    <dc:date>2016-11-12T17:58:00Z</dc:date>
    <meta:template xlink:href="Normal" xlink:type="simple"/>
    <meta:editing-cycles>3</meta:editing-cycles>
    <meta:editing-duration>PT60S</meta:editing-duration>
    <meta:document-statistic meta:page-count="1" meta:paragraph-count="2" meta:word-count="181" meta:character-count="1213" meta:row-count="8" meta:non-whitespace-character-count="1034"/>
  </office:meta>
</office:document-meta>
</file>